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Linotype" svg:font-family="'Palatino Linotype'" style:font-family-generic="roman"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Arial" fo:font-weight="bold" officeooo:paragraph-rsid="000a0289" style:font-weight-asian="bold" style:font-weight-complex="bold"/>
    </style:style>
    <style:style style:name="P3" style:family="paragraph" style:parent-style-name="Standard">
      <style:paragraph-properties fo:line-height="150%" fo:text-align="center" style:justify-single-word="false"/>
      <style:text-properties style:font-name="Arial" fo:font-weight="bold" officeooo:rsid="000880b7" officeooo:paragraph-rsid="000880b7"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paragraph-rsid="000a0289" style:font-weight-asian="bold" style:font-weight-complex="bold"/>
    </style:style>
    <style:style style:name="P5" style:family="paragraph" style:parent-style-name="Standard">
      <style:paragraph-properties fo:line-height="150%" fo:text-align="center" style:justify-single-word="false"/>
      <style:text-properties style:font-name="Arial" officeooo:rsid="000880b7" officeooo:paragraph-rsid="000880b7"/>
    </style:style>
    <style:style style:name="P6" style:family="paragraph" style:parent-style-name="Standard">
      <style:paragraph-properties fo:line-height="150%"/>
      <style:text-properties style:font-name="Arial" officeooo:rsid="000880b7" officeooo:paragraph-rsid="000880b7"/>
    </style:style>
    <style:style style:name="P7" style:family="paragraph" style:parent-style-name="Standard">
      <style:paragraph-properties fo:line-height="150%" fo:text-align="start" style:justify-single-word="false"/>
      <style:text-properties style:font-name="Arial" officeooo:rsid="000880b7" officeooo:paragraph-rsid="000a0289"/>
    </style:style>
    <style:style style:name="P8" style:family="paragraph" style:parent-style-name="Standard">
      <style:paragraph-properties fo:line-height="150%" fo:text-align="start" style:justify-single-word="false"/>
      <style:text-properties style:font-name="Arial" fo:font-size="12pt" officeooo:rsid="000a0289" officeooo:paragraph-rsid="000a0289" style:font-size-asian="10.5pt" style:font-size-complex="12pt"/>
    </style:style>
    <style:style style:name="P9" style:family="paragraph" style:parent-style-name="Standard">
      <style:paragraph-properties fo:line-height="150%" fo:text-align="center" style:justify-single-word="false"/>
      <style:text-properties style:font-name="Arial" fo:font-size="12pt" fo:font-weight="bold" officeooo:rsid="000a0289" officeooo:paragraph-rsid="000a0289" style:font-size-asian="10.5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Arial" fo:font-size="12pt" fo:font-weight="bold" officeooo:rsid="000a4da2" officeooo:paragraph-rsid="000a4da2"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54pt" officeooo:rsid="000880b7" officeooo:paragraph-rsid="000880b7" style:font-size-asian="54pt" style:font-size-complex="54pt"/>
    </style:style>
    <style:style style:name="P14" style:family="paragraph" style:parent-style-name="Standard">
      <style:paragraph-properties fo:line-height="150%" fo:text-align="start" style:justify-single-word="false"/>
      <style:text-properties style:font-name="Arial" fo:font-size="54pt" officeooo:rsid="000a0289" officeooo:paragraph-rsid="000a0289" style:font-size-asian="54pt" style:font-size-complex="54pt"/>
    </style:style>
    <style:style style:name="P15" style:family="paragraph" style:parent-style-name="Standard">
      <style:paragraph-properties fo:line-height="150%" fo:text-align="center" style:justify-single-word="false"/>
      <style:text-properties style:font-name="Arial" fo:font-size="13pt" officeooo:rsid="000880b7" officeooo:paragraph-rsid="000880b7" style:font-size-asian="11.3500003814697pt" style:font-size-complex="13pt"/>
    </style:style>
    <style:style style:name="P16" style:family="paragraph" style:parent-style-name="Standard">
      <style:paragraph-properties fo:line-height="150%" fo:text-align="start" style:justify-single-word="false"/>
      <style:text-properties style:font-name="Arial" fo:font-size="20pt" officeooo:rsid="000a0289" officeooo:paragraph-rsid="000a0289" style:font-size-asian="20pt" style:font-size-complex="20pt"/>
    </style:style>
    <style:style style:name="P17" style:family="paragraph" style:parent-style-name="Standard">
      <style:paragraph-properties fo:line-height="150%" fo:text-align="center" style:justify-single-word="false"/>
      <style:text-properties style:font-name="Arial" fo:font-size="20pt" officeooo:rsid="000a7d2d" officeooo:paragraph-rsid="000a7d2d" style:font-size-asian="17.5pt" style:font-size-complex="20pt"/>
    </style:style>
    <style:style style:name="P18" style:family="paragraph" style:parent-style-name="Standard">
      <style:paragraph-properties fo:margin-top="0cm" fo:margin-bottom="0.212cm" style:contextual-spacing="false" fo:line-height="150%"/>
      <style:text-properties style:font-name="Arial" officeooo:paragraph-rsid="000a7d2d"/>
    </style:style>
    <style:style style:name="P19" style:family="paragraph" style:parent-style-name="Standard">
      <style:paragraph-properties fo:line-height="150%" fo:text-align="start" style:justify-single-word="false"/>
      <style:text-properties style:font-name="Arial" officeooo:paragraph-rsid="000a0289"/>
    </style:style>
    <style:style style:name="P20"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21" style:family="paragraph" style:parent-style-name="Standard">
      <style:paragraph-properties fo:margin-top="0cm" fo:margin-bottom="0.212cm" style:contextual-spacing="false" fo:line-height="150%"/>
      <style:text-properties style:font-name="Arial" officeooo:rsid="000c3284" officeooo:paragraph-rsid="000c3284"/>
    </style:style>
    <style:style style:name="T1" style:family="text">
      <style:text-properties officeooo:rsid="000880b7"/>
    </style:style>
    <style:style style:name="T2" style:family="text">
      <style:text-properties officeooo:rsid="000a0289"/>
    </style:style>
    <style:style style:name="T3" style:family="text">
      <style:text-properties officeooo:rsid="000a7d2d"/>
    </style:style>
    <style:style style:name="T4" style:family="text">
      <style:text-properties fo:color="#000000" loext:opacity="100%" fo:font-size="12pt" fo:background-color="#ffffff" loext:char-shading-value="0" style:font-name-asian="Times New Roman" style:font-size-asian="12pt" style:language-asian="en" style:country-asian="GB" style:font-name-complex="Times New Roman" style:font-size-complex="12pt">
        <loext:char-complex-color loext:theme-type="dark1" loext:color-type="theme"/>
      </style:text-properties>
    </style:style>
    <style:style style:name="T5"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6" style:family="text">
      <style:text-properties fo:font-weight="bold" officeooo:rsid="000880b7" style:font-weight-asian="bold" style:font-weight-complex="bold"/>
    </style:style>
    <style:style style:name="T7" style:family="text">
      <style:text-properties officeooo:rsid="000d207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2"/>
      <text:p text:style-name="P2"/>
      <text:p text:style-name="P2"/>
      <text:p text:style-name="P2"/>
      <text:p text:style-name="P4"/>
      <text:p text:style-name="P4"><text:span text:style-name="T1">Hochschule Aalen-Technik und Wirtschaft</text:span></text:p>
      <text:p text:style-name="P5">Optik und Mechatronik</text:p>
      <text:p text:style-name="P5">Human Centricity</text:p>
      <text:p text:style-name="P5">Information Design</text:p>
      <text:p text:style-name="P5"/>
      <text:p text:style-name="P5"/>
      <text:p text:style-name="P5"/>
      <text:p text:style-name="P5"/>
      <text:p text:style-name="P5"/>
      <text:p text:style-name="P5"/>
      <text:p text:style-name="P3">Simon Feldmann</text:p>
      <text:p text:style-name="P5">3005165</text:p>
      <text:p text:style-name="P5"/>
      <text:p text:style-name="P5"/>
      <text:p text:style-name="P5"/>
      <text:p text:style-name="P13">Shitstorms</text:p>
      <text:p text:style-name="P17">Und wie können Privatleute darauf reagieren?</text:p>
      <text:p text:style-name="P15"/>
      <text:p text:style-name="P9">Hausarbeit</text:p>
      <text:p text:style-name="P6"/>
      <text:p text:style-name="P6"/>
      <text:p text:style-name="P6"/>
      <text:p text:style-name="P6"/>
      <text:p text:style-name="P6"/>
      <text:p text:style-name="P6"/>
      <text:p text:style-name="P6"><text:soft-page-break/></text:p>
      <text:p text:style-name="P6"/>
      <text:p text:style-name="P19"><text:span text:style-name="T6">Hochschule Aalen-Technik und Wirtschaft</text:span></text:p>
      <text:p text:style-name="P7"><text:span text:style-name="T2">Fakultät: </text:span>Optik und Mechatronik</text:p>
      <text:p text:style-name="P7"><text:span text:style-name="T2">Fachbereich: </text:span>Human Centricity</text:p>
      <text:p text:style-name="P7"><text:span text:style-name="T2">Studiengang: </text:span>Information Design</text:p>
      <text:p text:style-name="P7"/>
      <text:p text:style-name="P7"/>
      <text:p text:style-name="P7"/>
      <text:p text:style-name="P7"/>
      <text:p text:style-name="P7"/>
      <text:p text:style-name="P7"/>
      <text:p text:style-name="P7"/>
      <text:p text:style-name="P7"/>
      <text:p text:style-name="P14">Shitstorms</text:p>
      <text:p text:style-name="P16"/>
      <text:p text:style-name="P16">Und wie können Privatleute auf einen Shitstorm reagieren ?</text:p>
      <text:p text:style-name="P8"/>
      <text:p text:style-name="P8"/>
      <text:p text:style-name="P8"/>
      <text:p text:style-name="P8"/>
      <text:p text:style-name="P8"/>
      <text:p text:style-name="P10">Hausarbeit</text:p>
      <text:p text:style-name="P12"/>
      <text:p text:style-name="P12"/>
      <text:p text:style-name="P12">Vorgelegt von Simon Feldmann: 3005165</text:p>
      <text:p text:style-name="P12"/>
      <text:p text:style-name="P12"><text:soft-page-break/>Erstprüfende/r:</text:p>
      <text:p text:style-name="P12">Zweitprüfende/r:</text:p>
      <text:p text:style-name="P12">Matrikelnummer: 3005165</text:p>
      <text:p text:style-name="P12">Abgabedatum: <text:span text:style-name="T3">29.06.2024</text:span></text:p>
      <text:p text:style-name="P11"/>
      <text:p text:style-name="P11"/>
      <text:p text:style-name="P11"/>
      <text:p text:style-name="P11"/>
      <text:h text:style-name="Heading_20_1" text:outline-level="1"><text:bookmark-start text:name="__RefHeading___Toc3389_1892467457"/>Eidesstattliche Versicherung<text:bookmark-end text:name="__RefHeading___Toc3389_1892467457"/></text:h>
      <text:p text:style-name="P11"/>
      <text:p text:style-name="P11"/>
      <text:p text:style-name="P11"/>
      <text:p text:style-name="P20"><text:span text:style-name="T4">Feldmann,Simon</text:span></text:p>
      <text:p text:style-name="P20"><text:span text:style-name="T4">3005165</text:span></text:p>
      <text:p text:style-name="P18"><text:span text:style-name="T4">User Experience</text:span></text:p>
      <text:p text:style-name="P18"><text:span text:style-name="T5">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span></text:p>
      <text:p text:style-name="P18"><text:span text:style-name="T5"/></text:p>
      <text:p text:style-name="P20"><text:span text:style-name="T5">Schwäbisch Gmünd, 20.05.2024<text:tab/><text:tab/><text:tab/>________________________</text:span></text:p>
      <text:p text:style-name="P20"><text:span text:style-name="T5">Ort,Datum<text:tab/><text:tab/><text:tab/><text:tab/><text:tab/><text:tab/>Unterschrift</text:span></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oft-page-break/><text:span text:style-name="T5"/></text:p>
      <text:p text:style-name="P20"><text:span text:style-name="T5"/></text:p>
      <text:p text:style-name="P20"><text:span text:style-name="T5"/></text:p>
      <text:p text:style-name="P20"><text:span text:style-name="T5"/></text:p>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text:p>
          </text:index-title>
          <text:p text:style-name="P1"><text:a xlink:type="simple" xlink:href="#__RefHeading___Toc3389_1892467457" text:style-name="Index_20_Link" text:visited-style-name="Index_20_Link">Eidesstattliche Versicherung<text:tab/>3</text:a></text:p>
          <text:p text:style-name="P1"><text:a xlink:type="simple" xlink:href="#__RefHeading___Toc6192_1892467457" text:style-name="Index_20_Link" text:visited-style-name="Index_20_Link">1.Einleitung und Definition<text:tab/>5</text:a></text:p>
        </text:index-body>
      </text:table-of-content>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index-body>
      </text:illustration-index>
      <text:p text:style-name="P21"><text:span text:style-name="T5"/></text:p>
      <text:p text:style-name="P21"><text:span text:style-name="T5"/></text:p>
      <text:p text:style-name="P21"><text:span text:style-name="T5"/></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oft-page-break/><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h text:style-name="Heading_20_1" text:outline-level="1"><text:bookmark-start text:name="__RefHeading___Toc6192_1892467457"/>1.Einleitung und Definition<text:bookmark-end text:name="__RefHeading___Toc6192_1892467457"/></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Linotype" svg:font-family="'Palatino Linotype'"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d207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text:tab/><text:span text:style-name="MT1">Information Design<text:tab/>Simon Feldmann, 3005165</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5-20T21:23:04.123000000</dc:date>
    <meta:editing-duration>PT2M53S</meta:editing-duration>
    <meta:editing-cycles>1</meta:editing-cycles>
    <meta:document-statistic meta:table-count="0" meta:image-count="0" meta:object-count="0" meta:page-count="5" meta:paragraph-count="36" meta:word-count="151" meta:character-count="1280" meta:non-whitespace-character-count="1155"/>
    <meta:generator>LibreOffice/7.6.2.1$Windows_X86_64 LibreOffice_project/56f7684011345957bbf33a7ee678afaf4d2ba333</meta:generator>
  </office:meta>
</office:document-meta>
</file>